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93cm" style:rel-column-width="8451*"/>
    </style:style>
    <style:style style:name="Table1.B" style:family="table-column">
      <style:table-column-properties style:column-width="1.602cm" style:rel-column-width="6174*"/>
    </style:style>
    <style:style style:name="Table1.C" style:family="table-column">
      <style:table-column-properties style:column-width="2.298cm" style:rel-column-width="8859*"/>
    </style:style>
    <style:style style:name="Table1.D" style:family="table-column">
      <style:table-column-properties style:column-width="10.908cm" style:rel-column-width="42051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db272" officeooo:paragraph-rsid="001db27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24d6f6" officeooo:paragraph-rsid="0024d6f6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37550f" officeooo:paragraph-rsid="0027d36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7d36c" officeooo:paragraph-rsid="0027d36c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officeooo:rsid="0027d36c" officeooo:paragraph-rsid="0027d36c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db272" officeooo:paragraph-rsid="001db272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db272" officeooo:paragraph-rsid="0027d36c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4d6f6" officeooo:paragraph-rsid="0024d6f6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06b1c" officeooo:paragraph-rsid="00206b1c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officeooo:rsid="00206b1c" officeooo:paragraph-rsid="0024d6f6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680e8" officeooo:paragraph-rsid="002680e8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7d36c" officeooo:paragraph-rsid="0027d36c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270aa" officeooo:paragraph-rsid="0027d36c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2270aa" officeooo:paragraph-rsid="002270aa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be843" officeooo:paragraph-rsid="002270aa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95a83" officeooo:paragraph-rsid="00295a83"/>
    </style:style>
    <style:style style:name="P17" style:family="paragraph" style:parent-style-name="Table_20_Contents">
      <style:paragraph-properties fo:text-align="justify" style:justify-single-word="false"/>
      <style:text-properties officeooo:rsid="00295a83" officeooo:paragraph-rsid="00295a83"/>
    </style:style>
    <style:style style:name="T1" style:family="text">
      <style:text-properties fo:font-weight="bold" officeooo:rsid="00206b1c" style:font-weight-asian="bold" style:font-weight-complex="bold"/>
    </style:style>
    <style:style style:name="T2" style:family="text">
      <style:text-properties officeooo:rsid="0024d6f6"/>
    </style:style>
    <style:style style:name="T3" style:family="text">
      <style:text-properties fo:font-weight="normal" officeooo:rsid="00206b1c" style:font-weight-asian="normal" style:font-weight-complex="normal"/>
    </style:style>
    <style:style style:name="T4" style:family="text">
      <style:text-properties officeooo:rsid="002680e8"/>
    </style:style>
    <style:style style:name="T5" style:family="text">
      <style:text-properties officeooo:rsid="0027d36c"/>
    </style:style>
    <style:style style:name="T6" style:family="text">
      <style:text-properties officeooo:rsid="00295a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 de Uso Logar no Sistema</text:p>
      <text:p text:style-name="P1"/>
      <text:list xml:id="list7217479331067958696" text:style-name="L1">
        <text:list-item>
          <text:p text:style-name="P6">Nome</text:p>
          <text:p text:style-name="P8">Logar no Sistema.</text:p>
          <text:p text:style-name="P8"/>
        </text:list-item>
        <text:list-item>
          <text:p text:style-name="P6">Identificador</text:p>
          <text:p text:style-name="P9">CSU0<text:span text:style-name="T6">7</text:span>.</text:p>
          <text:p text:style-name="P9"/>
        </text:list-item>
        <text:list-item>
          <text:p text:style-name="P6">Importância</text:p>
          <text:p text:style-name="P8">Este caso de uso é importante pois para acessar as funcionalidades do sistema, o usuário deve se autenticar no controle de acesso do mesmo. Este é um caso de uso simples, portante é classificado como: <text:span text:style-name="T1">Risco baixo e prioridade baixa</text:span><text:span text:style-name="T3">.</text:span></text:p>
          <text:p text:style-name="P10"/>
        </text:list-item>
        <text:list-item>
          <text:p text:style-name="P6">Sumário</text:p>
          <text:p text:style-name="P8">Autenticação do usuário no controle de acesso do sistema.</text:p>
          <text:p text:style-name="P8"/>
        </text:list-item>
        <text:list-item>
          <text:p text:style-name="P6">Ator Primário</text:p>
          <text:p text:style-name="P8">O usuário que está necessitando executar alguma funcionalidade do sistema, pode ser o cliente, o candidato ou o analista de rh.</text:p>
          <text:p text:style-name="P8"/>
        </text:list-item>
        <text:list-item>
          <text:p text:style-name="P6">Pré-condições</text:p>
          <text:p text:style-name="P9">É <text:span text:style-name="T2">necessário que o usuário possua um cadastro no sistema.</text:span></text:p>
          <text:p text:style-name="P9"/>
        </text:list-item>
        <text:list-item>
          <text:p text:style-name="P6">Fluxo Principal</text:p>
          <text:list>
            <text:list-item>
              <text:p text:style-name="P8">O <text:span text:style-name="T5">ator</text:span> acessa o sistema disponível no seguinte endereço: &lt;link da aplicação&gt;;</text:p>
            </text:list-item>
            <text:list-item>
              <text:p text:style-name="P8">O sistema apresenta a tela de <text:a xlink:type="simple" xlink:href="../prototipos/login.html.png" text:style-name="Internet_20_link" text:visited-style-name="Visited_20_Internet_20_Link">login</text:a>, contendo:</text:p>
              <text:list>
                <text:list-item>
                  <text:p text:style-name="P8">Um campo para informar o nome do usuário;</text:p>
                </text:list-item>
                <text:list-item>
                  <text:p text:style-name="P8">Um campo para informar sua senha;</text:p>
                </text:list-item>
                <text:list-item>
                  <text:p text:style-name="P8">Um botão para acessar o sistema.</text:p>
                </text:list-item>
              </text:list>
            </text:list-item>
            <text:list-item>
              <text:p text:style-name="P8">O <text:span text:style-name="T5">ator</text:span> informa seu nome de usuário, sua senha e clica sobre o botão</text:p>
            </text:list-item>
            <text:list-item>
              <text:p text:style-name="P8">O sistema valida as credenciais do usuário:</text:p>
              <text:list>
                <text:list-item>
                  <text:p text:style-name="P8">Estando válidas, redireciona o usuário para a página inicial do sistema.</text:p>
                </text:list-item>
                <text:list-item>
                  <text:p text:style-name="P8">Não estando válidas o caso de uso é desviado para o fluxo de exceção 9.1.</text:p>
                  <text:p text:style-name="P8"/>
                </text:list-item>
              </text:list>
            </text:list-item>
          </text:list>
        </text:list-item>
        <text:list-item>
          <text:p text:style-name="P6">Fluxos Alternativos</text:p>
          <text:list>
            <text:list-item>
              <text:p text:style-name="P8"><text:span text:style-name="T5">Fluxo Alternativo 01: Ator</text:span> Esqueceu a senha</text:p>
              <text:list>
                <text:list-item>
                  <text:p text:style-name="P8">O <text:span text:style-name="T5">ator</text:span>, não se lembrando de seu nome de usuário ou de sua senha, clica sobre o link “esqueci minha senha”, constante da tela de login;</text:p>
                </text:list-item>
                <text:list-item>
                  <text:p text:style-name="P8">O sistema apresenta uma tela para recuperação de senha, constando um campo para o usuário confirmar seu e-mail;</text:p>
                </text:list-item>
                <text:list-item>
                  <text:p text:style-name="P8">O <text:span text:style-name="T5">ator</text:span> informa seu e-mail;</text:p>
                </text:list-item>
                <text:list-item>
                  <text:p text:style-name="P8">O sistema valida este e-mail conforme <text:a xlink:type="simple" xlink:href="../regras-de-negocio.odt" text:style-name="Internet_20_link" text:visited-style-name="Visited_20_Internet_20_Link">RN</text:a><text:a xlink:type="simple" xlink:href="../regras-de-negocio.odt" text:style-name="Internet_20_link" text:visited-style-name="Visited_20_Internet_20_Link"><text:span text:style-name="T4">02</text:span></text:a><text:span text:style-name="T4">.</text:span></text:p>
                  <text:list>
                    <text:list-item>
                      <text:p text:style-name="P11">Se o e-mail não for válido o sistema <text:span text:style-name="T6">abre uma janela “</text:span><text:a xlink:type="simple" xlink:href="../prototipos/msg02.html.png" text:style-name="Internet_20_link" text:visited-style-name="Visited_20_Internet_20_Link"><text:span text:style-name="T6">pop-up</text:span></text:a><text:span text:style-name="T6">”</text:span> <text:span text:style-name="T6">com a </text:span><text:s/>mensagem de erro “Msg02”, <text:span text:style-name="T6">disponibilizando opção para o ator retornar e informar um e-mail válido</text:span>.</text:p>
                    </text:list-item>
                    <text:list-item>
                      <text:p text:style-name="P11">Se o e-mail for válido, consulta na base de dados, o usuário que possua tal e-mail <text:span text:style-name="T5">informado:</text:span></text:p>
                      <text:list>
                        <text:list-item>
                          <text:p text:style-name="P11">Encontrando, envia um e-mail para o usuário com seu nome de usuário e senha;</text:p>
                        </text:list-item>
                        <text:list-item>
                          <text:p text:style-name="P11">Não encontrando <text:span text:style-name="T6">abre uma janela “</text:span><text:a xlink:type="simple" xlink:href="../prototipos/msg07.html.png" text:style-name="Internet_20_link" text:visited-style-name="Visited_20_Internet_20_Link"><text:span text:style-name="T6">pop-up</text:span></text:a><text:span text:style-name="T6">”</text:span> <text:span text:style-name="T6">com </text:span>a mensagem de erro: “Msg07” <text:span text:style-name="T5">e encerra o caso de uso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oft-page-break/>Fluxo alternativo 02: O ator ainda não possui um cadastro como usuário do sistema.</text:p>
              <text:list>
                <text:list-item>
                  <text:p text:style-name="P12">Neste momento o caso de uso estende o caso de uso “<text:a xlink:type="simple" xlink:href="../CSU08-manter-usuarios.odt" text:style-name="Internet_20_link" text:visited-style-name="Visited_20_Internet_20_Link">CSU</text:a><text:a xlink:type="simple" xlink:href="../CSU08-manter-usuarios.odt" text:style-name="Internet_20_link" text:visited-style-name="Visited_20_Internet_20_Link"><text:span text:style-name="T6">08</text:span></text:a><text:a xlink:type="simple" xlink:href="../CSU08-manter-usuarios.odt" text:style-name="Internet_20_link" text:visited-style-name="Visited_20_Internet_20_Link"> – manter usuários</text:a>”.</text:p>
                  <text:p text:style-name="P12"><text:s/></text:p>
                </text:list-item>
              </text:list>
            </text:list-item>
          </text:list>
        </text:list-item>
        <text:list-item>
          <text:p text:style-name="P6">Fluxos de Exceção</text:p>
          <text:list>
            <text:list-item>
              <text:p text:style-name="P8">Usuário não encontrado</text:p>
              <text:list>
                <text:list-item>
                  <text:p text:style-name="P12">O sistema não encontra o cadastro de usuário que possua os dados informados pelo ator. Então <text:span text:style-name="T6">abre janela “</text:span><text:a xlink:type="simple" xlink:href="../prototipos/msg08.html.png" text:style-name="Internet_20_link" text:visited-style-name="Visited_20_Internet_20_Link"><text:span text:style-name="T6">pop-up</text:span></text:a><text:span text:style-name="T6">”</text:span> <text:span text:style-name="T6">com a </text:span>mensagem de erro “Msg08” e encerra o caso de uso.</text:p>
                  <text:p text:style-name="P12"/>
                </text:list-item>
              </text:list>
            </text:list-item>
          </text:list>
        </text:list-item>
        <text:list-item>
          <text:p text:style-name="P6">Pós-condições</text:p>
          <text:p text:style-name="P12">O ator conseguiu logar no sistema sem problemas.</text:p>
          <text:p text:style-name="P12"/>
        </text:list-item>
        <text:list-item>
          <text:p text:style-name="P6">Regras de Negócio</text:p>
          <text:p text:style-name="P12"><text:a xlink:type="simple" xlink:href="../regras-de-negocio.odt" text:style-name="Internet_20_link" text:visited-style-name="Visited_20_Internet_20_Link">RN02</text:a>.</text:p>
          <text:p text:style-name="P12"/>
        </text:list-item>
        <text:list-item>
          <text:p text:style-name="P6">Histórico</text:p>
          <text:p text:style-name="P7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Data</text:p>
          </table:table-cell>
          <table:table-cell table:style-name="Table1.A1" office:value-type="string">
            <text:p text:style-name="P4">Versão</text:p>
          </table:table-cell>
          <table:table-cell table:style-name="Table1.A1" office:value-type="string">
            <text:p text:style-name="P4">Autor</text:p>
          </table:table-cell>
          <table:table-cell table:style-name="Table1.D1" office:value-type="string">
            <text:p text:style-name="P4">Descrição</text:p>
          </table:table-cell>
        </table:table-row>
        <table:table-row>
          <table:table-cell table:style-name="Table1.A3" office:value-type="string">
            <text:p text:style-name="P5">14/06/2016</text:p>
          </table:table-cell>
          <table:table-cell table:style-name="Table1.B3" office:value-type="string">
            <text:p text:style-name="P5">1.0</text:p>
          </table:table-cell>
          <table:table-cell table:style-name="Table1.C3" office:value-type="string">
            <text:p text:style-name="P5">Gilmar-fa</text:p>
          </table:table-cell>
          <table:table-cell table:style-name="Table1.D3" office:value-type="string">
            <text:p text:style-name="P5">Criação do documento.</text:p>
          </table:table-cell>
        </table:table-row>
        <table:table-row>
          <table:table-cell table:style-name="Table1.A3" office:value-type="string">
            <text:p text:style-name="P17">22/06/2016</text:p>
          </table:table-cell>
          <table:table-cell table:style-name="Table1.B3" office:value-type="string">
            <text:p text:style-name="P17">1.1</text:p>
          </table:table-cell>
          <table:table-cell table:style-name="Table1.C3" office:value-type="string">
            <text:p text:style-name="P17">Gilmar-fa</text:p>
          </table:table-cell>
          <table:table-cell table:style-name="Table1.D3" office:value-type="string">
            <text:p text:style-name="P17">Criação de links entre documentos.</text:p>
          </table:table-cell>
        </table:table-row>
      </table:table>
      <text:list xml:id="list223257579465961" text:continue-numbering="true" text:style-name="L1">
        <text:list-header>
          <text:p text:style-name="P13"/>
        </text:list-header>
        <text:list-item>
          <text:p text:style-name="P6">Notas de Implementação</text:p>
          <text:p text:style-name="P6"/>
        </text:list-item>
        <text:list-item>
          <text:p text:style-name="P14">Documentação Auxiliar</text:p>
          <text:list>
            <text:list-item>
              <text:p text:style-name="P16"><text:a xlink:type="simple" xlink:href="../imagens-uml/uc-logar-no-sistema.png" text:style-name="Internet_20_link" text:visited-style-name="Visited_20_Internet_20_Link">Diagrama de caso de uso</text:a>.</text:p>
            </text:list-item>
            <text:list-item>
              <text:p text:style-name="P16"><text:a xlink:type="simple" xlink:href="../imagens-uml/cd-logar-no-sistema.png" text:style-name="Internet_20_link" text:visited-style-name="Visited_20_Internet_20_Link">Diagrama de classes.</text:a></text:p>
            </text:list-item>
          </text:list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6-08T17:37:53.335986881</meta:creation-date>
    <meta:generator>LibreOffice/5.1.3.2$Linux_X86_64 LibreOffice_project/10m0$Build-2</meta:generator>
    <dc:date>2016-06-22T22:32:55.978137751</dc:date>
    <meta:editing-duration>PT1H7M44S</meta:editing-duration>
    <meta:editing-cycles>9</meta:editing-cycles>
    <dc:creator>Gilmar Arantes</dc:creator>
    <meta:document-statistic meta:table-count="1" meta:image-count="0" meta:object-count="0" meta:page-count="2" meta:paragraph-count="60" meta:word-count="477" meta:character-count="2735" meta:non-whitespace-character-count="2352"/>
  </office:meta>
</office:document-meta>
</file>